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0.9472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148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0.8138in"/>
    </style:style>
    <style:style style:name="co15" style:family="table-column">
      <style:table-column-properties fo:break-before="auto" style:column-width="1.6161in"/>
    </style:style>
    <style:style style:name="co16" style:family="table-column">
      <style:table-column-properties fo:break-before="auto" style:column-width="1.0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33333" style:text-align-source="fix" style:repeat-content="false" fo:wrap-option="wrap" fo:border="0.74pt solid #80808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333333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333333"/>
    </style:style>
    <style:style style:name="ce38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no-wrap" fo:border="0.74pt solid #80808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fo:border="non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333333" style:text-align-source="fix" style:repeat-content="false" fo:border="0.74pt solid #808080"/>
      <style:paragraph-properties fo:text-align="start" fo:margin-left="0in"/>
    </style:style>
    <style:style style:name="ce16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start" fo:margin-left="0in"/>
    </style:style>
    <style:style style:name="ce25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/>
    </style:style>
    <style:style style:name="ce11" style:family="table-cell" style:parent-style-name="Default">
      <style:table-cell-properties fo:background-color="#333333" fo:border="0.74pt solid #808080"/>
    </style:style>
    <style:style style:name="ce18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333333" fo:border="none"/>
    </style:style>
    <style:style style:name="ce44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</style:style>
    <style:style style:name="ce48" style:family="table-cell" style:parent-style-name="Default">
      <style:table-cell-properties fo:background-color="#333333"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fo:background-color="#333333" style:text-align-source="fix" style:repeat-content="false" fo:wrap-option="wrap" fo:border="0.74pt solid #80808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5" table:number-columns-repeated="16380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3"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35"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00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1010" calcext:value-type="float">
            <text:p>1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10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1020" calcext:value-type="float">
            <text:p>102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3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10" calcext:value-type="float">
            <text:p>2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30" calcext:value-type="float">
            <text:p>203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35" office:value-type="string" calcext:value-type="string">
            <text:p>V1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1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2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4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35" office:value-type="string" calcext:value-type="string">
            <text:p>S2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4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Empty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35" office:value-type="string" calcext:value-type="string">
            <text:p>1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0CM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CM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0CM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35" office:value-type="string" calcext:value-type="string">
            <text:p>1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ST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T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1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5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6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7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800T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800T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900T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35" office:value-type="string" calcext:value-type="string">
            <text:p>M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5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35" office:value-type="string" calcext:value-type="string">
            <text:p>H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35" office:value-type="float" office:value="350" calcext:value-type="float">
            <text:p>3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550" calcext:value-type="float">
            <text:p>55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35" office:value-type="string" calcext:value-type="string">
            <text:p>1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5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60S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35" office:value-type="string" calcext:value-type="string">
            <text:p>11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2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8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3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4T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35" office:value-type="string" calcext:value-type="string">
            <text:p>101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35" office:value-type="string" calcext:value-type="string">
            <text:p>S8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4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35" office:value-type="string" calcext:value-type="string">
            <text:p>N4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4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42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35" office:value-type="string" calcext:value-type="string">
            <text:p>A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A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A3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35" office:value-type="string" calcext:value-type="string">
            <text:p>101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0-A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35" office:value-type="string" calcext:value-type="string">
            <text:p>2020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30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40-B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35" office:value-type="string" calcext:value-type="string">
            <text:p>3030-C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40-C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50-C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35" office:value-type="string" calcext:value-type="string">
            <text:p>SG-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5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6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35" office:value-type="string" calcext:value-type="string">
            <text:p>SG-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4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35" office:value-type="string" calcext:value-type="string">
            <text:p>SG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18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Bulwark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1">
            <text:p>Reactor</text:p>
          </table:table-cell>
          <table:table-cell table:style-name="ce1" office:value-type="string" calcext:value-type="string" table:number-columns-spanned="1" table:number-rows-spanned="15">
            <text:p>Amun Dunn</text:p>
          </table:table-cell>
          <table:table-cell table:style-name="ce1" office:value-type="string" calcext:value-type="string" table:number-columns-spanned="1" table:number-rows-spanned="6">
            <text:p>Stellarator</text:p>
          </table:table-cell>
          <table:table-cell table:style-name="ce35" office:value-type="string" calcext:value-type="string">
            <text:p>33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4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5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6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7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80T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Z-Machine</text:p>
          </table:table-cell>
          <table:table-cell table:style-name="ce35"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000" calcext:value-type="float">
            <text:p>4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Theta Pinch</text:p>
          </table:table-cell>
          <table:table-cell table:style-name="ce35" office:value-type="string" calcext:value-type="string">
            <text:p>A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B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C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9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8">
            <text:p>Deep Core</text:p>
          </table:table-cell>
          <table:table-cell table:style-name="ce1" office:value-type="string" calcext:value-type="string" table:number-columns-spanned="1" table:number-rows-spanned="2">
            <text:p>Spheromak</text:p>
          </table:table-cell>
          <table:table-cell table:style-name="ce35" office:value-type="string" calcext:value-type="string">
            <text:p>DC2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202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ast Ignition</text:p>
          </table:table-cell>
          <table:table-cell table:style-name="ce35" office:value-type="string" calcext:value-type="string">
            <text:p>DC3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3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usor</text:p>
          </table:table-cell>
          <table:table-cell table:style-name="ce35" office:value-type="string" calcext:value-type="string">
            <text:p>DC4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3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Dogstar</text:p>
          </table:table-cell>
          <table:table-cell table:style-name="ce1" office:value-type="string" calcext:value-type="string" table:number-columns-spanned="1" table:number-rows-spanned="6">
            <text:p>Toroidal</text:p>
          </table:table-cell>
          <table:table-cell table:style-name="ce35" office:value-type="string" calcext:value-type="string">
            <text:p>11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2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3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4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5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64MM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Mag Inertial</text:p>
          </table:table-cell>
          <table:table-cell table:style-name="ce35" office:value-type="string" calcext:value-type="string">
            <text:p>101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S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Sheared Flow</text:p>
          </table:table-cell>
          <table:table-cell table:style-name="ce35" office:value-type="string" calcext:value-type="string">
            <text:p>SF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Xiang</text:p>
          </table:table-cell>
          <table:table-cell table:style-name="ce1" office:value-type="string" calcext:value-type="string" table:number-columns-spanned="1" table:number-rows-spanned="6">
            <text:p>Tokamak</text:p>
          </table:table-cell>
          <table:table-cell table:style-name="ce35" office:value-type="string" calcext:value-type="string">
            <text:p>X-0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2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2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3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Ion Beam</text:p>
          </table:table-cell>
          <table:table-cell table:style-name="ce35" office:value-type="string" calcext:value-type="string">
            <text:p>H-1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3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5">
            <text:p>Pinch</text:p>
          </table:table-cell>
          <table:table-cell table:style-name="ce35" office:value-type="string" calcext:value-type="string">
            <text:p>5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6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7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A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Z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16380"/>
        </table:table-row>
        <table:table-row table:style-name="ro1" table:number-rows-repeated="10483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 reactor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5" table:number-columns-repeated="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clone MSTT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replace REFR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51">
            <text:p>Reactor</text:p>
          </table:table-cell>
          <table:table-cell table:style-name="ce1" office:value-type="string" calcext:value-type="string" table:number-columns-spanned="1" table:number-rows-spanned="15">
            <text:p>Amun Dunn</text:p>
          </table:table-cell>
          <table:table-cell table:style-name="ce1" office:value-type="string" calcext:value-type="string" table:number-columns-spanned="1" table:number-rows-spanned="6">
            <text:p>Stellarator</text:p>
          </table:table-cell>
          <table:table-cell table:style-name="ce35" office:value-type="string" calcext:value-type="string">
            <text:p>330T</text:p>
          </table:table-cell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40T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50T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60T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70T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80T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Z-Machine</text:p>
          </table:table-cell>
          <table:table-cell table:style-name="ce35" office:value-type="float" office:value="1000" calcext:value-type="float">
            <text:p>1000</text:p>
          </table:table-cell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2000" calcext:value-type="float">
            <text:p>200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3000" calcext:value-type="float">
            <text:p>300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4000" calcext:value-type="float">
            <text:p>400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Theta Pinch</text:p>
          </table:table-cell>
          <table:table-cell table:style-name="ce35" office:value-type="string" calcext:value-type="string">
            <text:p>A9</text:p>
          </table:table-cell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B9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C9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9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8">
            <text:p>Deep Core</text:p>
          </table:table-cell>
          <table:table-cell table:style-name="ce1" office:value-type="string" calcext:value-type="string" table:number-columns-spanned="1" table:number-rows-spanned="2">
            <text:p>Spheromak</text:p>
          </table:table-cell>
          <table:table-cell table:style-name="ce35" office:value-type="string" calcext:value-type="string">
            <text:p>DC20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202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ast Ignition</text:p>
          </table:table-cell>
          <table:table-cell table:style-name="ce35" office:value-type="string" calcext:value-type="string">
            <text:p>DC301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2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3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usor</text:p>
          </table:table-cell>
          <table:table-cell table:style-name="ce35" office:value-type="string" calcext:value-type="string">
            <text:p>DC401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2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3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Dogstar</text:p>
          </table:table-cell>
          <table:table-cell table:style-name="ce1" office:value-type="string" calcext:value-type="string" table:number-columns-spanned="1" table:number-rows-spanned="6">
            <text:p>Toroidal</text:p>
          </table:table-cell>
          <table:table-cell table:style-name="ce35" office:value-type="string" calcext:value-type="string">
            <text:p>114MM</text:p>
          </table:table-cell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24MM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34MM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44MM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54MM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64MM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Mag Inertial</text:p>
          </table:table-cell>
          <table:table-cell table:style-name="ce35" office:value-type="string" calcext:value-type="string">
            <text:p>101DS</text:p>
          </table:table-cell>
          <table:table-cell table:style-name="ce10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S</text:p>
          </table:table-cell>
          <table:covered-table-cell table:style-name="ce10"/>
          <table:covered-table-cell table:number-columns-repeated="5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S</text:p>
          </table:table-cell>
          <table:covered-table-cell table:style-name="ce10"/>
          <table:covered-table-cell table:number-columns-repeated="5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S</text:p>
          </table:table-cell>
          <table:covered-table-cell table:style-name="ce10"/>
          <table:covered-table-cell table:number-columns-repeated="5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Sheared Flow</text:p>
          </table:table-cell>
          <table:table-cell table:style-name="ce35" office:value-type="string" calcext:value-type="string">
            <text:p>SF10</text:p>
          </table:table-cell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spanned="1" table:number-rows-spanned="4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2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3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4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Xiang</text:p>
          </table:table-cell>
          <table:table-cell table:style-name="ce1" office:value-type="string" calcext:value-type="string" table:number-columns-spanned="1" table:number-rows-spanned="6">
            <text:p>Tokamak</text:p>
          </table:table-cell>
          <table:table-cell table:style-name="ce35" office:value-type="string" calcext:value-type="string">
            <text:p>X-050</text:p>
          </table:table-cell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spanned="1" table:number-rows-spanned="6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0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20S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5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25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30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Ion Beam</text:p>
          </table:table-cell>
          <table:table-cell table:style-name="ce35" office:value-type="string" calcext:value-type="string">
            <text:p>H-1010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2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30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5">
            <text:p>Pinch</text:p>
          </table:table-cell>
          <table:table-cell table:style-name="ce35" office:value-type="string" calcext:value-type="string">
            <text:p>5Z</text:p>
          </table:table-cell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6Z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7Z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A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Z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6371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nhanced vertical snaps" table:style-name="ta1">
        <table:table-column table:style-name="co5" table:default-cell-style-name="ce33"/>
        <table:table-column table:style-name="co2" table:default-cell-style-name="ce33"/>
        <table:table-column table:style-name="co5" table:default-cell-style-name="ce33"/>
        <table:table-column table:style-name="co4" table:default-cell-style-name="ce36"/>
        <table:table-column table:style-name="co2" table:number-columns-repeated="2" table:default-cell-style-name="ce44"/>
        <table:table-column table:style-name="co5" table:number-columns-repeated="16378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1" office:value-type="string" calcext:value-type="string">
            <text:p>snaps needed</text:p>
          </table:table-cell>
          <table:table-cell table:style-name="ce1" office:value-type="string" calcext:value-type="string">
            <text:p>snaps added</text:p>
          </table:table-cell>
          <table:table-cell table:style-name="ce44" table:number-columns-repeated="16377"/>
          <table:table-cell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42" office:value-type="float" office:value="1000" calcext:value-type="float">
            <text:p>100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0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1010" calcext:value-type="float">
            <text:p>10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10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1020" calcext:value-type="float">
            <text:p>10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42" office:value-type="float" office:value="2000" calcext:value-type="float">
            <text:p>2000</text:p>
          </table:table-cell>
          <table:table-cell table:style-name="ce1" table:number-columns-spanned="1" table:number-rows-spanned="4"/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10" calcext:value-type="float">
            <text:p>20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20" calcext:value-type="float">
            <text:p>20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30" calcext:value-type="float">
            <text:p>203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42" office:value-type="string" calcext:value-type="string">
            <text:p>V10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1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3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4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42" office:value-type="string" calcext:value-type="string">
            <text:p>S201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2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3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4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Empty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42" office:value-type="string" calcext:value-type="string">
            <text:p>100CM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CM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CM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42" office:value-type="string" calcext:value-type="string">
            <text:p>10T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ST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T</text:p>
          </table:table-cell>
          <table:table-cell table:style-name="ce10" office:value-type="string" calcext:value-type="string" table:number-columns-spanned="1" table:number-rows-spanned="2">
            <text:p>?</text:p>
          </table:table-cell>
          <table:table-cell table:style-name="ce10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T</text:p>
          </table:table-cell>
          <table:covered-table-cell table:number-columns-repeated="2" table:style-name="ce10"/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42" office:value-type="string" calcext:value-type="string">
            <text:p>100G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G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G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G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0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0T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700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900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B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42" office:value-type="string" calcext:value-type="string">
            <text:p>M10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3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40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42" office:value-type="string" calcext:value-type="string">
            <text:p>H1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2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3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4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42" office:value-type="float" office:value="350" calcext:value-type="float">
            <text:p>350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450" calcext:value-type="float">
            <text:p>4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550" calcext:value-type="float">
            <text:p>5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42" office:value-type="string" calcext:value-type="string">
            <text:p>10S</text:p>
          </table:table-cell>
          <table:table-cell table:style-name="ce1" office:value-type="string" calcext:value-type="string" table:number-columns-spanned="1" table:number-rows-spanned="6">
            <text:p>?</text:p>
          </table:table-cell>
          <table:table-cell table:style-name="ce1" table:number-columns-spanned="1" table:number-rows-spanned="6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42" office:value-type="string" calcext:value-type="string">
            <text:p>11T</text:p>
          </table:table-cell>
          <table:table-cell table:style-name="ce1" office:value-type="string" calcext:value-type="string" table:number-columns-spanned="1" table:number-rows-spanned="5">
            <text:p>?</text:p>
          </table:table-cell>
          <table:table-cell table:style-name="ce1" table:number-columns-spanned="1" table:number-rows-spanned="5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2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8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3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4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42" office:value-type="string" calcext:value-type="string">
            <text:p>101D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42" office:value-type="string" calcext:value-type="string">
            <text:p>S80</text:p>
          </table:table-cell>
          <table:table-cell table:style-name="ce1" office:value-type="string" calcext:value-type="string" table:number-columns-spanned="1" table:number-rows-spanned="5">
            <text:p>?</text:p>
          </table:table-cell>
          <table:table-cell table:style-name="ce1" table:number-columns-spanned="1" table:number-rows-spanned="5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1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2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3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4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42" office:value-type="string" calcext:value-type="string">
            <text:p>N400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42" office:value-type="string" calcext:value-type="string">
            <text:p>A1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2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3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42" office:value-type="string" calcext:value-type="string">
            <text:p>1010-A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42" office:value-type="string" calcext:value-type="string">
            <text:p>2020-B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30-B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40-B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42" office:value-type="string" calcext:value-type="string">
            <text:p>3030-C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40-C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50-C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42" office:value-type="string" calcext:value-type="string">
            <text:p>SG-10</text:p>
          </table:table-cell>
          <table:table-cell table:style-name="ce1" office:value-type="string" calcext:value-type="string" table:number-columns-spanned="1" table:number-rows-spanned="7">
            <text:p>?</text:p>
          </table:table-cell>
          <table:table-cell table:style-name="ce1" table:number-columns-spanned="1" table:number-rows-spanned="7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5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6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42" office:value-type="string" calcext:value-type="string">
            <text:p>SG-100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42" office:value-type="string" calcext:value-type="string">
            <text:p>SG-1000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18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Bulwark</text:p>
          </table:table-cell>
          <table:table-cell table:style-name="ce42" office:value-type="string" calcext:value-type="string">
            <text:p>(None)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12"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2"/>
          <table:table-cell table:style-name="ce14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2"/>
          <table:table-cell table:style-name="ce14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/>
          <table:table-cell table:style-name="ce13"/>
          <table:table-cell table:style-name="ce12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2" table:number-columns-repeated="2"/>
          <table:table-cell table:number-columns-repeated="16378"/>
        </table:table-row>
        <table:table-row table:style-name="ro1" table:number-rows-repeated="10483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conversion" table:style-name="ta1">
        <office:forms form:automatic-focus="false" form:apply-design-mode="false"/>
        <table:table-column table:style-name="co5" table:number-columns-repeated="3" table:default-cell-style-name="ce46"/>
        <table:table-column table:style-name="co4" table:default-cell-style-name="ce48"/>
        <table:table-column table:style-name="co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16377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1" office:value-type="string" calcext:value-type="string">
            <text:p>Vanilla Cell Cloned</text:p>
          </table:table-cell>
          <table:table-cell table:style-name="ce1" office:value-type="string" calcext:value-type="string">
            <text:p>MSTT replaced</text:p>
          </table:table-cell>
          <table:table-cell table:style-name="ce1" office:value-type="string" calcext:value-type="string">
            <text:p>PKIN referenced</text:p>
          </table:table-cell>
          <table:table-cell table:style-name="ce12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42" office:value-type="float" office:value="1000" calcext:value-type="float">
            <text:p>100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0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1010" calcext:value-type="float">
            <text:p>10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10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1020" calcext:value-type="float">
            <text:p>10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42" office:value-type="float" office:value="2000" calcext:value-type="float">
            <text:p>20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10" calcext:value-type="float">
            <text:p>20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20" calcext:value-type="float">
            <text:p>20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30" calcext:value-type="float">
            <text:p>203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42" office:value-type="string" calcext:value-type="string">
            <text:p>V10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1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3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4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42" office:value-type="string" calcext:value-type="string">
            <text:p>S201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2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3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4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50" calcext:value-type="float">
            <text:p>5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Empty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42" office:value-type="string" calcext:value-type="string">
            <text:p>1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CM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CM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42" office:value-type="string" calcext:value-type="string">
            <text:p>10T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ST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T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T</text:p>
          </table:table-cell>
          <table:table-cell table:style-name="ce10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T</text:p>
          </table:table-cell>
          <table:covered-table-cell table:style-name="ce10"/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38" table:number-columns-repeated="3"/>
          <table:table-cell table:style-name="ce42"/>
          <table:table-cell table:style-name="ce10"/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42" office:value-type="string" calcext:value-type="string">
            <text:p>100G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G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G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G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0T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0T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700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900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A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B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42" office:value-type="string" calcext:value-type="string">
            <text:p>M10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40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42" office:value-type="string" calcext:value-type="string">
            <text:p>H1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2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4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42" office:value-type="float" office:value="350" calcext:value-type="float">
            <text:p>350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450" calcext:value-type="float">
            <text:p>4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550" calcext:value-type="float">
            <text:p>5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table-cell table:style-name="ce38" table:number-columns-repeated="3"/>
          <table:table-cell table:style-name="ce42"/>
          <table:table-cell table:style-name="ce1" table:number-columns-repeated="3"/>
          <table:table-cell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42" office:value-type="string" calcext:value-type="string">
            <text:p>10S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42" office:value-type="string" calcext:value-type="string">
            <text:p>11T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2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8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3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4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42" office:value-type="string" calcext:value-type="string">
            <text:p>101D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42" office:value-type="string" calcext:value-type="string">
            <text:p>S8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1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2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3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4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42" office:value-type="string" calcext:value-type="string">
            <text:p>N400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42" office:value-type="string" calcext:value-type="string">
            <text:p>A1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2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3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42" office:value-type="string" calcext:value-type="string">
            <text:p>1010-A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42" office:value-type="string" calcext:value-type="string">
            <text:p>2020-B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30-B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40-B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42" office:value-type="string" calcext:value-type="string">
            <text:p>3030-C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40-C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50-C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42" office:value-type="string" calcext:value-type="string">
            <text:p>SG-10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5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6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42" office:value-type="string" calcext:value-type="string">
            <text:p>SG-1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42" office:value-type="string" calcext:value-type="string">
            <text:p>SG-10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18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42" office:value-type="string" calcext:value-type="string">
            <text:p>Bulwark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grav driv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2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clone MSTT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replace REFR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9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decorative grav drives" table:style-name="ta1">
        <office:forms form:automatic-focus="false" form:apply-design-mode="false"/>
        <table:table-column table:style-name="co15" table:default-cell-style-name="ce33"/>
        <table:table-column table:style-name="co2" table:default-cell-style-name="ce33"/>
        <table:table-column table:style-name="co3" table:default-cell-style-name="ce33"/>
        <table:table-column table:style-name="co13" table:default-cell-style-name="ce6"/>
        <table:table-column table:style-name="co14" table:default-cell-style-name="ce6"/>
        <table:table-column table:style-name="co1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delete Armillary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3">
            <text:p>Grav Drive (Decorative)</text:p>
          </table:table-cell>
          <table:table-cell table:style-name="ce1" office:value-type="string" calcext:value-type="string" table:number-columns-spanned="1" table:number-rows-spanned="3">
            <text:p>Deep Core</text:p>
          </table:table-cell>
          <table:table-cell table:style-name="ce3" office:value-type="string" calcext:value-type="string">
            <text:p>Helios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>
            <text:p>Auror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pollo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Nova Galactic</text:p>
          </table:table-cell>
          <table:table-cell table:style-name="ce1" office:value-type="string" calcext:value-type="string">
            <text:p>NG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G2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G3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3">
            <text:p>Reladyne</text:p>
          </table:table-cell>
          <table:table-cell table:style-name="ce1" office:value-type="string" calcext:value-type="string">
            <text:p>Alph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Bet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Gamm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Slayton Aerospace</text:p>
          </table:table-cell>
          <table:table-cell table:style-name="ce1" office:value-type="string" calcext:value-type="string">
            <text:p>SGD 1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GD 2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GD 3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Recon</text:p>
          </table:table-cell>
          <table:table-cell table:number-columns-repeated="8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6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(DONE) test grav driv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12" table:default-cell-style-name="ce6"/>
        <table:table-column table:style-name="co5" table:number-columns-repeated="16379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teste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style-name="ce1" office:value-type="string" calcext:value-type="string">
            <text:p>X</text:p>
          </table:table-cell>
          <table:table-cell table:number-columns-repeated="16379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2:02:39.5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2:41:26.309000000</meta:creation-date>
    <dc:date>2024-04-20T10:55:54.402000000</dc:date>
    <meta:editing-duration>P15DT23H59M42S</meta:editing-duration>
    <meta:editing-cycles>36</meta:editing-cycles>
    <meta:generator>LibreOffice/24.2.1.2$Windows_X86_64 LibreOffice_project/db4def46b0453cc22e2d0305797cf981b68ef5ac</meta:generator>
    <meta:document-statistic meta:table-count="7" meta:cell-count="1428" meta:object-count="0"/>
  </office:meta>
</office:document-meta>
</file>